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Mono CJK JP" style:font-name-asian="Noto Sans Mono CJK JP"/>
    </style:style>
    <style:style style:name="ce3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3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3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 table:number-rows-repeated="10485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00/00/00</text:date>, <text:time style:data-style-name="N2" text:time-value="16:54:17.56713479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4-02T17:08:56.943462917</dc:date>
    <meta:editing-duration>PT2H25M13S</meta:editing-duration>
    <meta:editing-cycles>18</meta:editing-cycles>
    <meta:document-statistic meta:table-count="1" meta:cell-count="36" meta:object-count="0"/>
  </office:meta>
</office:document-meta>
</file>